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C000046EF00000FC7DEF4B5A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0cf0c" officeooo:paragraph-rsid="0040cf0c"/>
    </style:style>
    <style:style style:name="P42" style:family="paragraph" style:parent-style-name="Standard">
      <style:text-properties officeooo:rsid="0041419f" officeooo:paragraph-rsid="0041419f"/>
    </style:style>
    <style:style style:name="P43" style:family="paragraph" style:parent-style-name="Standard">
      <style:text-properties officeooo:rsid="0042ddd6" officeooo:paragraph-rsid="0042ddd6"/>
    </style:style>
    <style:style style:name="P44" style:family="paragraph" style:parent-style-name="Standard">
      <style:text-properties officeooo:rsid="004744d4" officeooo:paragraph-rsid="004744d4"/>
    </style:style>
    <style:style style:name="P45" style:family="paragraph" style:parent-style-name="Standard">
      <style:text-properties officeooo:rsid="002ade55" officeooo:paragraph-rsid="002ade55"/>
    </style:style>
    <style:style style:name="P46" style:family="paragraph" style:parent-style-name="Standard">
      <style:text-properties officeooo:rsid="0047addb" officeooo:paragraph-rsid="0047addb"/>
    </style:style>
    <style:style style:name="P47" style:family="paragraph" style:parent-style-name="Standard">
      <style:paragraph-properties fo:margin-left="0in" fo:margin-right="0in" fo:text-align="start" style:justify-single-word="false" fo:text-indent="0in" style:auto-text-indent="false"/>
    </style:style>
    <style:style style:name="P48" style:family="paragraph" style:parent-style-name="Standard">
      <style:paragraph-properties fo:margin-left="0in" fo:margin-right="0in" fo:text-align="start" style:justify-single-word="false" fo:text-indent="0in" style:auto-text-indent="false"/>
      <style:text-properties officeooo:paragraph-rsid="002d27bf"/>
    </style:style>
    <style:style style:name="P49" style:family="paragraph" style:parent-style-name="Standard">
      <style:paragraph-properties fo:margin-left="0in" fo:margin-right="0in" fo:text-align="start" style:justify-single-word="false" fo:text-indent="0in" style:auto-text-indent="false"/>
      <style:text-properties officeooo:paragraph-rsid="00310ce9"/>
    </style:style>
    <style:style style:name="P5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1"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2"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3"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4" style:family="paragraph" style:parent-style-name="Standard">
      <style:paragraph-properties fo:margin-left="0in" fo:margin-right="0in" fo:text-indent="0in" style:auto-text-indent="false"/>
      <style:text-properties officeooo:rsid="0041419f" officeooo:paragraph-rsid="0041419f"/>
    </style:style>
    <style:style style:name="P55" style:family="paragraph" style:parent-style-name="Standard">
      <style:paragraph-properties fo:margin-left="0in" fo:margin-right="0in" fo:text-indent="0in" style:auto-text-indent="false"/>
      <style:text-properties officeooo:rsid="0042ddd6" officeooo:paragraph-rsid="0042ddd6"/>
    </style:style>
    <style:style style:name="P56" style:family="paragraph" style:parent-style-name="Fixed">
      <style:text-properties officeooo:rsid="00310ce9" officeooo:paragraph-rsid="00310ce9"/>
    </style:style>
    <style:style style:name="P57" style:family="paragraph" style:parent-style-name="Standard" style:list-style-name="L1">
      <style:text-properties fo:language="en" fo:country="GB" officeooo:rsid="002525aa" officeooo:paragraph-rsid="002525aa"/>
    </style:style>
    <style:style style:name="P58" style:family="paragraph" style:parent-style-name="Standard" style:list-style-name="L1">
      <style:text-properties fo:language="en" fo:country="GB" officeooo:rsid="0025d13a" officeooo:paragraph-rsid="0025d13a"/>
    </style:style>
    <style:style style:name="P59" style:family="paragraph" style:parent-style-name="Standard" style:list-style-name="L3">
      <style:text-properties fo:language="en" fo:country="GB" officeooo:rsid="0028a6b1" officeooo:paragraph-rsid="0028a6b1"/>
    </style:style>
    <style:style style:name="P60" style:family="paragraph" style:parent-style-name="Standard" style:list-style-name="L2">
      <style:text-properties officeooo:rsid="0025d13a" officeooo:paragraph-rsid="0025d13a"/>
    </style:style>
    <style:style style:name="P61" style:family="paragraph" style:parent-style-name="Standard" style:list-style-name="L3">
      <style:text-properties officeooo:rsid="0028a6b1" officeooo:paragraph-rsid="0028a6b1"/>
    </style:style>
    <style:style style:name="P62" style:family="paragraph" style:parent-style-name="Standard" style:list-style-name="L4">
      <style:text-properties officeooo:rsid="0028ff4b" officeooo:paragraph-rsid="0028ff4b"/>
    </style:style>
    <style:style style:name="P63" style:family="paragraph" style:parent-style-name="Standard" style:list-style-name="L5">
      <style:text-properties officeooo:rsid="002ade55" officeooo:paragraph-rsid="002ade55"/>
    </style:style>
    <style:style style:name="P64" style:family="paragraph" style:parent-style-name="Standard" style:list-style-name="L6">
      <style:text-properties officeooo:rsid="0047addb" officeooo:paragraph-rsid="0047addb"/>
    </style:style>
    <style:style style:name="P65" style:family="paragraph" style:parent-style-name="Standard" style:list-style-name="L7">
      <style:text-properties officeooo:rsid="002cce99" officeooo:paragraph-rsid="002cce99"/>
    </style:style>
    <style:style style:name="P66" style:family="paragraph" style:parent-style-name="Standard" style:list-style-name="L8">
      <style:text-properties officeooo:rsid="002d084f" officeooo:paragraph-rsid="002d084f"/>
    </style:style>
    <style:style style:name="P67" style:family="paragraph" style:parent-style-name="Standard" style:list-style-name="L9">
      <style:text-properties officeooo:rsid="0032a737" officeooo:paragraph-rsid="0032a737"/>
    </style:style>
    <style:style style:name="P68" style:family="paragraph" style:parent-style-name="Standard" style:list-style-name="L10">
      <style:text-properties officeooo:rsid="0034a212" officeooo:paragraph-rsid="0034a212"/>
    </style:style>
    <style:style style:name="P69" style:family="paragraph" style:parent-style-name="Standard" style:list-style-name="L11">
      <style:text-properties officeooo:rsid="00310ce9" officeooo:paragraph-rsid="00310ce9"/>
    </style:style>
    <style:style style:name="P70" style:family="paragraph" style:parent-style-name="Standard" style:list-style-name="L12">
      <style:text-properties officeooo:rsid="003681d7" officeooo:paragraph-rsid="003681d7"/>
    </style:style>
    <style:style style:name="P71" style:family="paragraph" style:parent-style-name="Standard" style:list-style-name="L13">
      <style:text-properties officeooo:rsid="003fe338" officeooo:paragraph-rsid="003fe338"/>
    </style:style>
    <style:style style:name="P72" style:family="paragraph" style:parent-style-name="Standard" style:list-style-name="L13">
      <style:text-properties officeooo:rsid="0040cf0c" officeooo:paragraph-rsid="0040cf0c"/>
    </style:style>
    <style:style style:name="P73" style:family="paragraph" style:parent-style-name="Standard" style:list-style-name="L14">
      <style:text-properties officeooo:rsid="0041419f" officeooo:paragraph-rsid="0041419f"/>
    </style:style>
    <style:style style:name="P74" style:family="paragraph" style:parent-style-name="Standard" style:list-style-name="L15">
      <style:text-properties officeooo:rsid="0042ddd6" officeooo:paragraph-rsid="0042ddd6"/>
    </style:style>
    <style:style style:name="P75" style:family="paragraph" style:parent-style-name="Standard">
      <style:text-properties officeooo:rsid="004b67bc" officeooo:paragraph-rsid="004b67bc"/>
    </style:style>
    <style:style style:name="P76" style:family="paragraph" style:parent-style-name="Standard" style:list-style-name="L9">
      <style:paragraph-properties fo:margin-left="1in" fo:margin-right="0in" fo:text-indent="-0.25in" style:auto-text-indent="false"/>
      <style:text-properties officeooo:rsid="0032a737" officeooo:paragraph-rsid="0032a737"/>
    </style:style>
    <style:style style:name="P77" style:family="paragraph" style:parent-style-name="Standard" style:list-style-name="L10">
      <style:paragraph-properties fo:margin-left="1in" fo:margin-right="0in" fo:text-indent="-0.25in" style:auto-text-indent="false"/>
      <style:text-properties officeooo:rsid="0034a212" officeooo:paragraph-rsid="0034a212"/>
    </style:style>
    <style:style style:name="P78" style:family="paragraph" style:parent-style-name="Standard" style:list-style-name="L14">
      <style:paragraph-properties fo:margin-left="1in" fo:margin-right="0in" fo:text-indent="-0.25in" style:auto-text-indent="false"/>
      <style:text-properties officeooo:rsid="0041419f" officeooo:paragraph-rsid="0041419f"/>
    </style:style>
    <style:style style:name="P79"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80" style:family="paragraph" style:parent-style-name="Standard" style:list-style-name="L14">
      <style:paragraph-properties fo:margin-left="0.5in" fo:margin-right="0in" fo:text-indent="-0.25in" style:auto-text-indent="false"/>
      <style:text-properties officeooo:rsid="0041419f" officeooo:paragraph-rsid="0041419f"/>
    </style:style>
    <style:style style:name="P81" style:family="paragraph" style:parent-style-name="Heading_20_1">
      <style:text-properties fo:language="en" fo:country="GB"/>
    </style:style>
    <style:style style:name="P82" style:family="paragraph" style:parent-style-name="Heading_20_1">
      <style:text-properties fo:language="en" fo:country="GB" officeooo:rsid="0027b275" officeooo:paragraph-rsid="0027b275"/>
    </style:style>
    <style:style style:name="P83" style:family="paragraph" style:parent-style-name="Heading_20_1">
      <style:text-properties officeooo:rsid="002cce99" officeooo:paragraph-rsid="002cce99"/>
    </style:style>
    <style:style style:name="P84" style:family="paragraph" style:parent-style-name="Heading_20_1">
      <style:text-properties officeooo:rsid="003681d7" officeooo:paragraph-rsid="003681d7"/>
    </style:style>
    <style:style style:name="P85" style:family="paragraph" style:parent-style-name="Heading_20_2">
      <style:text-properties fo:language="en" fo:country="GB" officeooo:rsid="002275be" officeooo:paragraph-rsid="002275be"/>
    </style:style>
    <style:style style:name="P86" style:family="paragraph" style:parent-style-name="Heading_20_2">
      <style:text-properties officeooo:rsid="0025d13a" officeooo:paragraph-rsid="0025d13a"/>
    </style:style>
    <style:style style:name="P87" style:family="paragraph" style:parent-style-name="Heading_20_2">
      <style:text-properties officeooo:rsid="0028a6b1" officeooo:paragraph-rsid="0028a6b1"/>
    </style:style>
    <style:style style:name="P88" style:family="paragraph" style:parent-style-name="Heading_20_2">
      <style:text-properties officeooo:rsid="0028ff4b" officeooo:paragraph-rsid="0028ff4b"/>
    </style:style>
    <style:style style:name="P89" style:family="paragraph" style:parent-style-name="Heading_20_2">
      <style:text-properties officeooo:rsid="002cce99" officeooo:paragraph-rsid="002cce99"/>
    </style:style>
    <style:style style:name="P90" style:family="paragraph" style:parent-style-name="Heading_20_2">
      <style:text-properties officeooo:rsid="002d084f" officeooo:paragraph-rsid="002d084f"/>
    </style:style>
    <style:style style:name="P91" style:family="paragraph" style:parent-style-name="Heading_20_2">
      <style:text-properties officeooo:rsid="002d27bf" officeooo:paragraph-rsid="002d27bf"/>
    </style:style>
    <style:style style:name="P92" style:family="paragraph" style:parent-style-name="Heading_20_2">
      <style:text-properties officeooo:rsid="00385645" officeooo:paragraph-rsid="00385645"/>
    </style:style>
    <style:style style:name="P93" style:family="paragraph" style:parent-style-name="Heading_20_2">
      <style:text-properties officeooo:rsid="003c478c" officeooo:paragraph-rsid="003c478c"/>
    </style:style>
    <style:style style:name="P94" style:family="paragraph" style:parent-style-name="Heading_20_2">
      <style:text-properties officeooo:rsid="003fe338" officeooo:paragraph-rsid="003fe338"/>
    </style:style>
    <style:style style:name="P95" style:family="paragraph" style:parent-style-name="Heading_20_3">
      <style:text-properties officeooo:rsid="00310ce9" officeooo:paragraph-rsid="00310ce9"/>
    </style:style>
    <style:style style:name="P96" style:family="paragraph" style:parent-style-name="Heading_20_3">
      <style:text-properties officeooo:rsid="004b67bc" officeooo:paragraph-rsid="004b67bc"/>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style:font-name="Arial1"/>
    </style:style>
    <style:style style:name="T6" style:family="text">
      <style:text-properties fo:language="en" fo:country="GB"/>
    </style:style>
    <style:style style:name="T7" style:family="text">
      <style:text-properties fo:language="en" fo:country="GB" officeooo:rsid="002275be"/>
    </style:style>
    <style:style style:name="T8" style:family="text">
      <style:text-properties fo:language="en" fo:country="GB" officeooo:rsid="002525aa"/>
    </style:style>
    <style:style style:name="T9" style:family="text">
      <style:text-properties fo:language="en" fo:country="GB" officeooo:rsid="0027b275"/>
    </style:style>
    <style:style style:name="T10" style:family="text">
      <style:text-properties officeooo:rsid="002ade55"/>
    </style:style>
    <style:style style:name="T11" style:family="text">
      <style:text-properties fo:font-style="italic" style:font-style-asian="italic" style:font-style-complex="italic"/>
    </style:style>
    <style:style style:name="T12" style:family="text">
      <style:text-properties officeooo:rsid="002d084f"/>
    </style:style>
    <style:style style:name="T13" style:family="text">
      <style:text-properties officeooo:rsid="002d27bf"/>
    </style:style>
    <style:style style:name="T14" style:family="text">
      <style:text-properties fo:color="#646464" style:font-name="Monospace" fo:font-size="10pt" style:font-size-asian="10pt"/>
    </style:style>
    <style:style style:name="T15" style:family="text">
      <style:text-properties fo:color="#7f0055" style:font-name="Monospace" fo:font-size="10pt" fo:font-weight="bold" style:font-size-asian="10pt" style:font-weight-asian="bold"/>
    </style:style>
    <style:style style:name="T16" style:family="text">
      <style:text-properties fo:color="#000000" style:font-name="Monospace" fo:font-size="10pt" style:font-size-asian="10pt"/>
    </style:style>
    <style:style style:name="T17" style:family="text">
      <style:text-properties fo:color="#000000" style:font-name="Monospace" fo:font-size="10pt" officeooo:rsid="00385645" style:font-size-asian="10pt"/>
    </style:style>
    <style:style style:name="T18" style:family="text">
      <style:text-properties fo:color="#000000" style:font-name="Monospace" fo:font-size="10pt" officeooo:rsid="00393c67" style:font-size-asian="10pt"/>
    </style:style>
    <style:style style:name="T19" style:family="text">
      <style:text-properties fo:color="#000000" style:font-name="Monospace" fo:font-size="10pt" fo:font-weight="bold" style:font-size-asian="10pt" style:font-weight-asian="bold"/>
    </style:style>
    <style:style style:name="T20" style:family="text">
      <style:text-properties fo:color="#0000c0" style:font-name="Monospace" fo:font-size="10pt" style:font-size-asian="10pt"/>
    </style:style>
    <style:style style:name="T21" style:family="text">
      <style:text-properties fo:color="#2a00ff" style:font-name="Monospace" fo:font-size="10pt" style:font-size-asian="10pt"/>
    </style:style>
    <style:style style:name="T22" style:family="text">
      <style:text-properties fo:color="#2a00ff" style:font-name="Monospace" fo:font-size="10pt" officeooo:rsid="0034a212" style:font-size-asian="10pt"/>
    </style:style>
    <style:style style:name="T23" style:family="text">
      <style:text-properties fo:color="#2a00ff" style:font-name="Monospace" fo:font-size="10pt" officeooo:rsid="00385645" style:font-size-asian="10pt"/>
    </style:style>
    <style:style style:name="T24" style:family="text">
      <style:text-properties fo:color="#2a00ff" style:font-name="Monospace" fo:font-size="10pt" officeooo:rsid="00393c67" style:font-size-asian="10pt"/>
    </style:style>
    <style:style style:name="T25" style:family="text">
      <style:text-properties fo:color="#2a00ff" style:font-name="Monospace" fo:font-size="10pt" fo:font-style="italic" style:font-size-asian="10pt" style:font-style-asian="italic"/>
    </style:style>
    <style:style style:name="T26" style:family="text">
      <style:text-properties fo:color="#2a00ff" style:font-name="Monospace" fo:font-size="10pt" style:text-underline-style="solid" style:text-underline-width="auto" style:text-underline-color="font-color" style:font-size-asian="10pt"/>
    </style:style>
    <style:style style:name="T27" style:family="text">
      <style:text-properties fo:color="#2a00ff" style:font-name="Monospace" fo:font-size="10pt" style:text-underline-style="solid" style:text-underline-width="auto" style:text-underline-color="font-color" officeooo:rsid="0034a212" style:font-size-asian="10pt"/>
    </style:style>
    <style:style style:name="T28" style:family="text">
      <style:text-properties fo:color="#6a3e3e" style:font-name="Monospace" fo:font-size="10pt" style:font-size-asian="10pt"/>
    </style:style>
    <style:style style:name="T29" style:family="text">
      <style:text-properties officeooo:rsid="002fcdcc"/>
    </style:style>
    <style:style style:name="T30" style:family="text">
      <style:text-properties officeooo:rsid="00310ce9"/>
    </style:style>
    <style:style style:name="T31" style:family="text">
      <style:text-properties style:text-underline-style="solid" style:text-underline-width="auto" style:text-underline-color="font-color"/>
    </style:style>
    <style:style style:name="T32" style:family="text">
      <style:text-properties fo:color="#008080" style:font-name="Monospace" fo:font-size="10pt" style:font-size-asian="10pt"/>
    </style:style>
    <style:style style:name="T33" style:family="text">
      <style:text-properties fo:color="#3f7f7f" style:font-name="Monospace" fo:font-size="10pt" style:font-size-asian="10pt"/>
    </style:style>
    <style:style style:name="T34" style:family="text">
      <style:text-properties style:font-name="Monospace" fo:font-size="10pt" style:font-size-asian="10pt"/>
    </style:style>
    <style:style style:name="T35" style:family="text">
      <style:text-properties fo:color="#7f007f" style:font-name="Monospace" fo:font-size="10pt" style:font-size-asian="10pt"/>
    </style:style>
    <style:style style:name="T36" style:family="text">
      <style:text-properties fo:color="#3c3c3c" style:font-name="Monospace" fo:font-size="10pt" style:font-size-asian="10pt"/>
    </style:style>
    <style:style style:name="T37" style:family="text">
      <style:text-properties fo:color="#3c3c3c" style:font-name="Monospace" fo:font-size="10pt" officeooo:rsid="0046a8b5" style:font-size-asian="10pt"/>
    </style:style>
    <style:style style:name="T38" style:family="text">
      <style:text-properties officeooo:rsid="0034a212"/>
    </style:style>
    <style:style style:name="T39" style:family="text">
      <style:text-properties fo:color="#3f7f5f" style:font-name="Monospace" fo:font-size="10pt" style:font-size-asian="10pt"/>
    </style:style>
    <style:style style:name="T40" style:family="text">
      <style:text-properties fo:color="#3f7f5f" style:font-name="Monospace" fo:font-size="10pt" officeooo:rsid="00385645" style:font-size-asian="10pt"/>
    </style:style>
    <style:style style:name="T41" style:family="text">
      <style:text-properties fo:color="#3f7f5f" style:font-name="Monospace" fo:font-size="10pt" style:text-underline-style="solid" style:text-underline-width="auto" style:text-underline-color="font-color" style:font-size-asian="10pt"/>
    </style:style>
    <style:style style:name="T42" style:family="text">
      <style:text-properties officeooo:rsid="00385645"/>
    </style:style>
    <style:style style:name="T43" style:family="text">
      <style:text-properties fo:color="#800000" style:font-name="Monospace" fo:font-size="10pt" style:font-size-asian="10pt"/>
    </style:style>
    <style:style style:name="T44" style:family="text">
      <style:text-properties fo:font-weight="bold" style:font-weight-asian="bold" style:font-weight-complex="bold"/>
    </style:style>
    <style:style style:name="T45" style:family="text">
      <style:text-properties officeooo:rsid="003c478c"/>
    </style:style>
    <style:style style:name="T46" style:family="text">
      <style:text-properties officeooo:rsid="003e0f83"/>
    </style:style>
    <style:style style:name="T47" style:family="text">
      <style:text-properties officeooo:rsid="003fe338"/>
    </style:style>
    <style:style style:name="T48" style:family="text">
      <style:text-properties officeooo:rsid="0040cf0c"/>
    </style:style>
    <style:style style:name="T49" style:family="text">
      <style:text-properties style:font-name="Courier New1"/>
    </style:style>
    <style:style style:name="T50" style:family="text">
      <style:text-properties officeooo:rsid="0044d1f4"/>
    </style:style>
    <style:style style:name="T51" style:family="text">
      <style:text-properties officeooo:rsid="0047addb"/>
    </style:style>
    <style:style style:name="T52" style:family="text">
      <style:text-properties officeooo:rsid="004b67bc"/>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Introduction</text:h>
      <text:h text:style-name="P85" text:outline-level="2">Rationale</text:h>
      <text:p text:style-name="P9"><text:span text:style-name="T7">J</text:span><text:span text:style-name="T6">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8">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6"> </text:span><text:a xlink:type="simple" xlink:href="http://karaf.apache.org/">Apache Karaf </text:a><text:span text:style-name="T6">project </text:span><text:span text:style-name="T8">tries to handle/solve this for you, but its scope is much broader than the JEE standards.</text:span></text:p>
      <text:h text:style-name="P86" text:outline-level="2">Purpose</text:h>
      <text:p text:style-name="P31">The purpose of the JEE extender is limited, but as a result relatively simple:</text:p>
      <text:list xml:id="list45438871460943938" text:style-name="L1">
        <text:list-item>
          <text:p text:style-name="P57">It focuses on JEE7 standards only.</text:p>
        </text:list-item>
        <text:list-item>
          <text:p text:style-name="P57">It only uses OSGi services to couple various standards together. </text:p>
        </text:list-item>
        <text:list-item>
          <text:p text:style-name="P57">It does not introduce additional interfaces for the user.</text:p>
        </text:list-item>
        <text:list-item>
          <text:p text:style-name="P58">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3632746648987888696" text:style-name="L2">
        <text:list-item>
          <text:p text:style-name="P60"><text:span text:style-name="T6">JPA 2.1. Via a bridge to a standard JEE </text:span><text:a xlink:type="simple" xlink:href="http://docs.oracle.com/javaee/7/api/javax/persistence/spi/PersistenceProvider.html">persistence provider</text:a><text:span text:style-name="T6"> implementation exported as service. An example for </text:span><text:a xlink:type="simple" xlink:href="http://eclipse.org/eclipselink/">eclipselink</text:a><text:span text:style-name="T6"> is provided.</text:span></text:p>
        </text:list-item>
        <text:list-item>
          <text:p text:style-name="P60"><text:span text:style-name="T6">JTA 1.1. Using an external or own implementation of a JEE </text:span><text:a xlink:type="simple" xlink:href="http://docs.oracle.com/javaee/7/api/javax/transaction/TransactionManager.html">transaction manager</text:a><text:span text:style-name="T6">.</text:span></text:p>
        </text:list-item>
        <text:list-item>
          <text:p text:style-name="P60"><text:span text:style-name="T6">CDI 1.2. Using an OSGi bridge to the </text:span><text:a xlink:type="simple" xlink:href="http://weld.cdi-spec.org/">Weld</text:a><text:span text:style-name="T6"> CDI reference implementation that allows importing and exporting OSGi services via CDI-enabled bundles.</text:span></text:p>
        </text:list-item>
        <text:list-item>
          <text:p text:style-name="P60"><text:span text:style-name="T6">JSF 2.2. </text:span><text:span text:style-name="T9">Currently u</text:span><text:span text:style-name="T6">sing </text:span><text:a xlink:type="simple" xlink:href="https://ops4j1.jira.com/wiki/display/paxweb/Pax+Web">Pax-Web</text:a><text:span text:style-name="T6"> </text:span><text:span text:style-name="T9">and the </text:span><text:a xlink:type="simple" xlink:href="https://javaserverfaces.java.net/">Mojarra</text:a><text:span text:style-name="T9"> JSF reference implementation and tested with </text:span><text:a xlink:type="simple" xlink:href="http://primefaces.org/">Primefaces</text:a><text:span text:style-name="T9">. </text:span></text:p>
        </text:list-item>
      </text:list>
      <text:h text:style-name="P82" text:outline-level="1">Installation</text:h>
      <text:h text:style-name="P87" text:outline-level="2"><text:span text:style-name="T9">P</text:span><text:span text:style-name="T6">re-requirements</text:span></text:h>
      <text:list xml:id="list8754580387017026557" text:style-name="L3">
        <text:list-item>
          <text:p text:style-name="P59">Java 8.</text:p>
        </text:list-item>
        <text:list-item>
          <text:p text:style-name="P61"><text:span text:style-name="T6">The latest eclipse version with the functionality for eclipse plugin development </text:span><text:soft-page-break/><text:span text:style-name="T6">enabled. For example the eclipse version for JEE developers.</text:span></text:p>
        </text:list-item>
      </text:list>
      <text:h text:style-name="P88" text:outline-level="2">Bundles</text:h>
      <text:p text:style-name="P12">Next to this bundles are needed for:</text:p>
      <text:list xml:id="list4491271093637692821" text:style-name="L4">
        <text:list-item>
          <text:p text:style-name="P62">The OSGi framework (obvious).</text:p>
        </text:list-item>
        <text:list-item>
          <text:p text:style-name="P62">Various JEE APIs (required).</text:p>
        </text:list-item>
        <text:list-item>
          <text:p text:style-name="P62">An OSGi service component runtime (required).</text:p>
        </text:list-item>
        <text:list-item>
          <text:p text:style-name="P62">An OSGi configuration manager implementation (optional, but likely to be necessary).</text:p>
        </text:list-item>
        <text:list-item>
          <text:p text:style-name="P62">A JPA provider (in case JPA is used).</text:p>
        </text:list-item>
        <text:list-item>
          <text:p text:style-name="P62">Weld (in case CDI is used).</text:p>
        </text:list-item>
        <text:list-item>
          <text:p text:style-name="P62">Web extender (Pax-Web) and JSF bundles in case JSF is used.</text:p>
        </text:list-item>
      </text:list>
      <text:p text:style-name="P13"/>
      <text:p text:style-name="P14">A full excerpt of all these dependencies can be extracted from the <text:span text:style-name="T10">repository project “Runtime”:</text:span></text:p>
      <text:list xml:id="list2714917164964530564" text:style-name="L5">
        <text:list-item>
          <text:p text:style-name="P63">Check-out and import the project “Runtime”.</text:p>
        </text:list-item>
        <text:list-item>
          <text:p text:style-name="P63">Open the target definition file “Target.target”.</text:p>
        </text:list-item>
        <text:list-item>
          <text:p text:style-name="P63">Press “Set as target platform”.</text:p>
        </text:list-item>
      </text:list>
      <text:p text:style-name="P45">As a result the OSGi target platform is switched to this new configuration.</text:p>
      <text:p text:style-name="P45"/>
      <text:p text:style-name="P46">The extender functionality consists of the following bundles:</text:p>
      <text:list xml:id="list709234829062630430" text:style-name="L6">
        <text:list-item>
          <text:p text:style-name="P64">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64">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64">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64">osgi.ee.extender.cdi. Extender bundle that processes CDI beans from bundles that need it. See <text:bookmark-ref text:reference-format="chapter" text:ref-name="__RefHeading__1221_1932146225">5</text:bookmark-ref> for more information.</text:p>
        </text:list-item>
      </text:list>
      <text:h text:style-name="P83" text:outline-level="1">JPA</text:h>
      <text:h text:style-name="P89" text:outline-level="2">JPA interfaces</text:h>
      <text:p text:style-name="P15">JPA works around the following interfaces:</text:p>
      <text:list xml:id="list3565329057175375861" text:style-name="L7">
        <text:list-item>
          <text:p text:style-name="P65">javax.persistence.spi.PersistenceProvider, further called persistence provider.</text:p>
        </text:list-item>
        <text:list-item>
          <text:p text:style-name="P65">javax.persistences.EntityManagerFactory, further called the entity manager factory.</text:p>
        </text:list-item>
        <text:list-item>
          <text:p text:style-name="P65">javax.persistence.EntityManager, further calls the entity manager.</text:p>
        </text:list-item>
      </text:list>
      <text:p text:style-name="P15"/>
      <text:p text:style-name="P15">The <text:span text:style-name="T11">entity manager factory </text:span>is the central interface here and represents one persistence unit, normally specified in the META-INF/persistence.xml file of a bundle. An entity manager factory is constructed by a <text:span text:style-name="T11">persistence provider</text:span>, which is a vendor provided implementation (eclipselink, hibernate) of the interface. The persistence provider interface <text:soft-page-break/>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2">entity manager factories are handled by the container and entity managers are constructed where needed. This all doesn't work in a plain OSGi environment.</text:span></text:p>
      <text:h text:style-name="P90" text:outline-level="2"><text:bookmark-start text:name="__RefHeading__1219_1932146225"/>Solution for OSGi<text:bookmark-end text:name="__RefHeading__1219_1932146225"/></text:h>
      <text:p text:style-name="P46">Needed bundles: osgi.ee.extender.jpa and eclipselink.extender.</text:p>
      <text:p text:style-name="P46"/>
      <text:p text:style-name="P17">The OSGi enterprise specification chapter 127 gives a solution how JPA should be used in OSGi. However, it doesn't really use the application developer as main starting point, <text:span text:style-name="T52">since its endpoint is an entity manager factory <text:s/>while an application programmer</text:span> basically uses an entity manager. Therefore, the <text:span text:style-name="T51">JPA </text:span>extender bundle has some additional logic to bridge the additional gap between the application developer and the specification. Globally, it works as follows:</text:p>
      <text:list xml:id="list6105737272542806092" text:style-name="L8">
        <text:list-item>
          <text:p text:style-name="P66">The extender bundle tracks persistence provider implementations that are registered in the OSGi services registry.</text:p>
        </text:list-item>
        <text:list-item>
          <text:p text:style-name="P66">The extender bundle tracks bundles that indicate the presence of one or more persistence units via the Meta-Persistence bundle header (according to the OSGi enterprise specification).</text:p>
        </text:list-item>
        <text:list-item>
          <text:p text:style-name="P66">It creates entity manager factory instances for the persistence units that can be constructed with the available persistence providers and registers them as service for the bundle specifying the persistence unit.</text:p>
        </text:list-item>
        <text:list-item>
          <text:p text:style-name="P66">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3">using service component annotations as follows:</text:span></text:p>
      <text:p text:style-name="P17"/>
      <text:p text:style-name="P33">@Component</text:p>
      <text:p text:style-name="P47"><text:span text:style-name="T15">public</text:span><text:span text:style-name="T16"> </text:span><text:span text:style-name="T15">class</text:span><text:span text:style-name="T16"> OrderDao {</text:span></text:p>
      <text:p text:style-name="P47"><text:span text:style-name="T19"><text:s text:c="2"/></text:span><text:span text:style-name="T15">private</text:span><text:span text:style-name="T16"> EntityManager </text:span><text:span text:style-name="T20">entityManager</text:span><text:span text:style-name="T16">;</text:span></text:p>
      <text:p text:style-name="P51"><text:tab/></text:p>
      <text:p text:style-name="P47"><text:span text:style-name="T16"><text:s text:c="2"/></text:span><text:span text:style-name="T14">@Reference</text:span><text:span text:style-name="T16">(target = </text:span><text:span text:style-name="T21">"(osgi.unit.name=Orders)"</text:span><text:span text:style-name="T16">)</text:span></text:p>
      <text:p text:style-name="P47"><text:span text:style-name="T19"><text:s text:c="2"/></text:span><text:span text:style-name="T15">void</text:span><text:span text:style-name="T16"> setEntityManager(EntityManager </text:span><text:span text:style-name="T28">m</text:span><text:span text:style-name="T16">) {</text:span></text:p>
      <text:p text:style-name="P47"><text:span text:style-name="T19"><text:s text:c="4"/></text:span><text:span text:style-name="T15">this</text:span><text:span text:style-name="T16">.</text:span><text:span text:style-name="T20">entityManager</text:span><text:span text:style-name="T16"> = </text:span><text:span text:style-name="T28">m</text:span><text:span text:style-name="T16">;</text:span></text:p>
      <text:p text:style-name="P51"><text:soft-page-break/><text:s text:c="2"/>}</text:p>
      <text:p text:style-name="P51"><text:tab/></text:p>
      <text:p text:style-name="P47"><text:span text:style-name="T19"><text:s text:c="2"/></text:span><text:span text:style-name="T15">public</text:span><text:span text:style-name="T16"> List&lt;Order&gt; getOrders() {</text:span></text:p>
      <text:p text:style-name="P48"><text:span text:style-name="T16"><text:s text:c="4"/>TypedQuery&lt;Order&gt; </text:span><text:span text:style-name="T28">query</text:span><text:span text:style-name="T16"> = </text:span><text:span text:style-name="T20">entityManager</text:span><text:span text:style-name="T16">.createQuery(</text:span></text:p>
      <text:p text:style-name="P48"><text:span text:style-name="T16"><text:s text:c="6"/></text:span><text:span text:style-name="T21">"select o from Order"</text:span><text:span text:style-name="T16">, Order.</text:span><text:span text:style-name="T15">class</text:span><text:span text:style-name="T16">);</text:span></text:p>
      <text:p text:style-name="P47"><text:span text:style-name="T19"><text:s text:c="4"/></text:span><text:span text:style-name="T15">return</text:span><text:span text:style-name="T16"> </text:span><text:span text:style-name="T28">query</text:span><text:span text:style-name="T16">.getResultList();</text:span></text:p>
      <text:p text:style-name="P51"><text:s text:c="2"/>}</text:p>
      <text:p text:style-name="P51">}</text:p>
      <text:p text:style-name="P19"/>
      <text:p text:style-name="P18">Note that the property “osgi.unit.name” must be used/filtered to reference the correct persistence unit. Otherwise, you may just end up with a different persistence unit entity manager.</text:p>
      <text:h text:style-name="P91" text:outline-level="2"><text:bookmark-start text:name="__RefHeading__1217_1932146225"/>Persistence unit <text:span text:style-name="T29">data sources</text:span><text:bookmark-end text:name="__RefHeading__1217_1932146225"/></text:h>
      <text:p text:style-name="P20">Persistence units <text:span text:style-name="T29">need to be defined as specified in the </text:span><text:a xlink:type="simple" xlink:href="http://www.osgi.org/Specifications/HomePage"><text:span text:style-name="T29">OSGi enterprise specification</text:span></text:a><text:span text:style-name="T29">.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0">persistence description </text:span>file. The second solution should <text:span text:style-name="T31">not</text:span> be used. <text:span text:style-name="T30">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4026464400575474887" text:style-name="L9">
        <text:list-item>
          <text:p text:style-name="P67">A factory pid of “datasource” or “XAdatasource” for respectively a normal datasource or a datasource that is able to interact with a transaction manager. The use depends on your persistence unit definition:</text:p>
        </text:list-item>
        <text:list-item>
          <text:p text:style-name="P76">If your transaction type is JTA and you therefore use the jta-data-source definition in your persistence file, a XAdatasource is needed.</text:p>
        </text:list-item>
        <text:list-item>
          <text:p text:style-name="P76">Otherwise, you can just use “datasource”.</text:p>
        </text:list-item>
        <text:list-item>
          <text:p text:style-name="P67">jdbc.driver, jdbc.user, jdbc.password, jdbc.url. Indicate the JDBC parameters for the data source. Standard convention.</text:p>
        </text:list-item>
        <text:list-item>
          <text:p text:style-name="P67">pool.idle.min, pool.idle.max, pool.active.max, pool.wait are the connection pool <text:soft-page-break/>parameters for minimum idle connection, maximum idle connections, maximum active at the same time and the wait time for a connection to become available.</text:p>
        </text:list-item>
        <text:list-item>
          <text:p text:style-name="P67">validation.query and validation.timeout specify the validation query and the validation query timeout.</text:p>
        </text:list-item>
      </text:list>
      <text:p text:style-name="P23"/>
      <text:p text:style-name="P23">When using the org.avineas.<text:span text:style-name="T38">cm.persister bundle as back-end for persistence storage, a configuration could look as follows:</text:span></text:p>
      <text:p text:style-name="P23"><text:span text:style-name="T39"># Type of service, either "XAdatasource" or "</text:span><text:span text:style-name="T41">datasource</text:span><text:span text:style-name="T39">"</text:span></text:p>
      <text:p text:style-name="P23"><text:span text:style-name="T16">ds.1..service.factoryPid</text:span><text:span text:style-name="T36"> </text:span><text:span text:style-name="T16">=</text:span><text:span text:style-name="T36"> </text:span><text:span text:style-name="T21">XAdatasource</text:span></text:p>
      <text:p text:style-name="P52"># JDBC configuration.</text:p>
      <text:p text:style-name="P47"><text:span text:style-name="T16">ds.1..jdbc.url=</text:span><text:span text:style-name="T26">jdbc</text:span><text:span text:style-name="T21">\:oracle\:thin\:</text:span><text:span text:style-name="T26">@localhost</text:span><text:span text:style-name="T21">\:1521\:XE</text:span></text:p>
      <text:p text:style-name="P47"><text:span text:style-name="T16">ds.1..jdbc.driver</text:span><text:span text:style-name="T36"> </text:span><text:span text:style-name="T16">=</text:span><text:span text:style-name="T36"> </text:span><text:span text:style-name="T21">oracle.jdbc.driver.OracleDriver</text:span></text:p>
      <text:p text:style-name="P47"><text:span text:style-name="T16">ds.1..jdbc.user=</text:span><text:span text:style-name="T26">or</text:span><text:span text:style-name="T27">atest</text:span></text:p>
      <text:p text:style-name="P47"><text:span text:style-name="T16">ds.1..jdbc.password=</text:span><text:span text:style-name="T27">orapassword</text:span></text:p>
      <text:p text:style-name="P52"># Property set on the service to find it back.</text:p>
      <text:p text:style-name="P47"><text:span text:style-name="T16">ds.1..name</text:span><text:span text:style-name="T36"> </text:span><text:span text:style-name="T16">=</text:span><text:span text:style-name="T36"> </text:span><text:span text:style-name="T22">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7929377644721054775" text:style-name="L10">
        <text:list-item>
          <text:p text:style-name="P68">Create a fragment project for your JDBC driver(s):</text:p>
        </text:list-item>
        <text:list-item>
          <text:p text:style-name="P77">New project → Plugin development → new fragment project.</text:p>
        </text:list-item>
        <text:list-item>
          <text:p text:style-name="P77">MANIFEST → Overview → Host plugin: datasource.factory.</text:p>
        </text:list-item>
        <text:list-item>
          <text:p text:style-name="P79">Put your driver jar somewhere in the project.</text:p>
        </text:list-item>
        <text:list-item>
          <text:p text:style-name="P79">Add the jar to your bundle class path:</text:p>
        </text:list-item>
        <text:list-item>
          <text:p text:style-name="P77">MANIFEST → Runtime → Classpath.</text:p>
        </text:list-item>
      </text:list>
      <text:h text:style-name="P95"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2834812641381373049" text:style-name="L11">
        <text:list-item>
          <text:p text:style-name="P69">osgi:service indicates a service reference.</text:p>
        </text:list-item>
        <text:list-item>
          <text:p text:style-name="P69">javax.sql.DataSource indicates the interface to reference.</text:p>
        </text:list-item>
        <text:list-item>
          <text:p text:style-name="P69">&lt;filter&gt; is a standard OSGi filter.</text:p>
        </text:list-item>
      </text:list>
      <text:p text:style-name="P22">To reference a datasource with name “OrdersDS”, the reference would become:</text:p>
      <text:p text:style-name="P56">osgi:service/javax.sql.DataSource/(name=OrdersDS)</text:p>
      <text:p text:style-name="Standard"/>
      <text:p text:style-name="P22"><text:soft-page-break/>A full persistence.xml for our orders persistence unit could become:</text:p>
      <text:p text:style-name="P22"><text:span text:style-name="T32">&lt;?</text:span><text:span text:style-name="T33">xml</text:span><text:span text:style-name="T34"> </text:span><text:span text:style-name="T35">version</text:span><text:span text:style-name="T36">=</text:span><text:span text:style-name="T25">"1.0"</text:span><text:span text:style-name="T34"> </text:span><text:span text:style-name="T35">encoding</text:span><text:span text:style-name="T36">=</text:span><text:span text:style-name="T25">"UTF-8"</text:span><text:span text:style-name="T32">?&gt;</text:span></text:p>
      <text:p text:style-name="P47"><text:span text:style-name="T32">&lt;</text:span><text:span text:style-name="T33">persistence</text:span><text:span text:style-name="T34"> </text:span><text:span text:style-name="T35">version</text:span><text:span text:style-name="T36">=</text:span><text:span text:style-name="T25">"2.1"</text:span><text:span text:style-name="T34"> </text:span><text:span text:style-name="T35">xmlns</text:span><text:span text:style-name="T36">=</text:span><text:span text:style-name="T25">"http://xmlns.jcp.org/xml/ns/persistence"</text:span><text:span text:style-name="T34"> </text:span></text:p>
      <text:p text:style-name="P47"><text:span text:style-name="T34"><text:s text:c="2"/></text:span><text:span text:style-name="T35">xmlns:xsi</text:span><text:span text:style-name="T36">=</text:span><text:span text:style-name="T25">"http://www.w3.org/2001/XMLSchema-instance"</text:span><text:span text:style-name="T34"> </text:span></text:p>
      <text:p text:style-name="P49"><text:span text:style-name="T34"><text:s text:c="2"/></text:span><text:span text:style-name="T35">xsi:schemaLocation</text:span><text:span text:style-name="T36">=</text:span><text:span text:style-name="T25">"</text:span><text:a xlink:type="simple" xlink:href="http://xmlns.jcp.org/xml/ns/persistence">http://xmlns.jcp.org/xml/ns/persistence</text:a></text:p>
      <text:p text:style-name="P49"><text:span text:style-name="T25"><text:s text:c="4"/>http://xmlns.jcp.org/xml/ns/persistence/persistence_2_1.xsd"</text:span><text:span text:style-name="T32">&gt;</text:span></text:p>
      <text:p text:style-name="P47"><text:span text:style-name="T36"><text:s text:c="2"/></text:span><text:span text:style-name="T32">&lt;</text:span><text:span text:style-name="T33">persistence-unit</text:span><text:span text:style-name="T34"> </text:span><text:span text:style-name="T35">name</text:span><text:span text:style-name="T36">=</text:span><text:span text:style-name="T25">"Orders"</text:span><text:span text:style-name="T34"> </text:span><text:span text:style-name="T35">transaction-type</text:span><text:span text:style-name="T36">=</text:span><text:span text:style-name="T25">"JTA"</text:span><text:span text:style-name="T32">&gt;</text:span></text:p>
      <text:p text:style-name="P49"><text:span text:style-name="T36"><text:s text:c="4"/></text:span><text:span text:style-name="T32">&lt;</text:span><text:span text:style-name="T33">jta-data-source</text:span><text:span text:style-name="T32">&gt;</text:span></text:p>
      <text:p text:style-name="P49"><text:span text:style-name="T32"><text:s text:c="6"/></text:span><text:span text:style-name="T36">osgi:service/javax.sql.DataSource/(name=OrdersDS)</text:span></text:p>
      <text:p text:style-name="P49"><text:span text:style-name="T36"><text:s text:c="4"/></text:span><text:span text:style-name="T32">&lt;/</text:span><text:span text:style-name="T33">jta-data-source</text:span><text:span text:style-name="T32">&gt;</text:span></text:p>
      <text:p text:style-name="P49"><text:span text:style-name="T36"><text:s text:c="4"/></text:span><text:span text:style-name="T32">&lt;</text:span><text:span text:style-name="T33">class</text:span><text:span text:style-name="T32">&gt;</text:span><text:span text:style-name="T36">orders.objects.Order</text:span><text:span text:style-name="T32">&lt;/</text:span><text:span text:style-name="T33">class</text:span><text:span text:style-name="T32">&gt;</text:span></text:p>
      <text:p text:style-name="P49"><text:span text:style-name="T36"><text:s text:c="4"/></text:span><text:span text:style-name="T32">&lt;</text:span><text:span text:style-name="T33">exclude-unlisted-classes</text:span><text:span text:style-name="T32">&gt;</text:span><text:span text:style-name="T36">true</text:span><text:span text:style-name="T32">&lt;/</text:span><text:span text:style-name="T33">exclude-unlisted-classes</text:span><text:span text:style-name="T32">&gt;</text:span></text:p>
      <text:p text:style-name="P49"><text:span text:style-name="T36"><text:s text:c="2"/></text:span><text:span text:style-name="T32">&lt;/</text:span><text:span text:style-name="T33">persistence-unit</text:span><text:span text:style-name="T32">&gt;</text:span></text:p>
      <text:p text:style-name="P47"><text:span text:style-name="T32">&lt;/</text:span><text:span text:style-name="T33">persistence</text:span><text:span text:style-name="T32">&gt;</text:span></text:p>
      <text:h text:style-name="P96" text:outline-level="3">Pre-processing persistence unit definitions</text:h>
      <text:p text:style-name="P75">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84"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2">and default enabled</text:span>. </text:p>
      <text:p text:style-name="P26"/>
      <text:p text:style-name="P26">In normal situations, its use is as follows:</text:p>
      <text:list xml:id="list9024232588779791011" text:style-name="L12">
        <text:list-item>
          <text:p text:style-name="P70">At the start of an action (either via the web or otherwise), a transaction must be started using TransactionManager.begin(). </text:p>
        </text:list-item>
        <text:list-item>
          <text:p text:style-name="P70">If something goes wrong, the transaction must be rolled back using TransactionManager.rollback().</text:p>
        </text:list-item>
        <text:list-item>
          <text:p text:style-name="P70">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Alternatively, the transaction manager can be completely disabled by setting the <text:soft-page-break/>“service.ranking” property of CM pid “osgi.extender.jta.tm” lower than -1000. A full example:</text:p>
      <text:p text:style-name="P36"># Transaction timeout timer. In seconds.</text:p>
      <text:p text:style-name="P47"><text:span text:style-name="T16">osgi.extender.jta.tm..timeout</text:span><text:span text:style-name="T36"> </text:span><text:span text:style-name="T16">=</text:span><text:span text:style-name="T36"> </text:span><text:span text:style-name="T23">30</text:span></text:p>
      <text:p text:style-name="P47"><text:span text:style-name="T39"># The ranking of the service. -</text:span><text:span text:style-name="T40">1001 will disable it completely</text:span></text:p>
      <text:p text:style-name="P47"><text:span text:style-name="T16">osgi.extender.jta.tm..service.ranking</text:span><text:span text:style-name="T36"> </text:span><text:span text:style-name="T16">=</text:span><text:span text:style-name="T36"> </text:span><text:span text:style-name="T21">0</text:span></text:p>
      <text:h text:style-name="Heading_20_1"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project Weld. CDI is necessary to be able to use JSF, but its use is wider than that.</text:p>
      <text:p text:style-name="P28"/>
      <text:p text:style-name="P28">The standard interface for CDI is the <text:a xlink:type="simple" xlink:href="http://docs.oracle.com/javaee/7/api/javax/enterprise/inject/spi/BeanManager.html">BeanManager</text:a> interface, further referred to as bean manager. Luckily however, as an application programmer you don't use that interface much.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92" text:outline-level="2">Enable a bundle for CDI extension</text:h>
      <text:p text:style-name="P28">To enable a bundle for processing its contents for CDI bean creation, a specific requirement must be set in the bundle header:</text:p>
      <text:p text:style-name="P28"><text:span text:style-name="T43">Require-Capability</text:span><text:span text:style-name="T16">: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92" text:outline-level="2">Using OSGi services <text:span text:style-name="T45">in beans</text:span></text:h>
      <text:p text:style-name="P28">A CDI bundle can import services from the OSGi service registry by using the @ServiceReference qualifier (from package osgi.cdi.annotation) at an injection point. Example:</text:p>
      <text:p text:style-name="P34">@Named</text:p>
      <text:p text:style-name="P53">@ApplicationScoped</text:p>
      <text:p text:style-name="P47"><text:span text:style-name="T15">public</text:span><text:span text:style-name="T16"> </text:span><text:span text:style-name="T15">class</text:span><text:span text:style-name="T16"> OrderView {</text:span></text:p>
      <text:p text:style-name="P47"><text:span text:style-name="T16"><text:tab/></text:span><text:span text:style-name="T14">@Inject</text:span><text:span text:style-name="T16"> </text:span><text:span text:style-name="T14">@ServiceReference</text:span><text:span text:style-name="T16">(filter=</text:span><text:span text:style-name="T21">"(source=</text:span><text:span text:style-name="T23">local</text:span><text:span text:style-name="T21">)"</text:span><text:span text:style-name="T16">)</text:span></text:p>
      <text:p text:style-name="P47"><text:span text:style-name="T16"><text:tab/></text:span><text:span text:style-name="T15">private</text:span><text:span text:style-name="T16"> O</text:span><text:span text:style-name="T17">rder</text:span><text:span text:style-name="T16">Dao </text:span><text:span text:style-name="T20">dao</text:span><text:span text:style-name="T16">;</text:span></text:p>
      <text:p text:style-name="P28"/>
      <text:p text:style-name="P28">This indicates that an OrderDao service with property “source” set to “local” must be injected. The “filter” property of the annotation is optional.</text:p>
      <text:p text:style-name="P28"/>
      <text:p text:style-name="P28">Next to normal singletons, it is also possible to inject a collection of services using this annotation, for example:</text:p>
      <text:p text:style-name="P47"><text:soft-page-break/><text:span text:style-name="T15">public</text:span><text:span text:style-name="T16"> </text:span><text:span text:style-name="T15">class</text:span><text:span text:style-name="T16"> OrderView {</text:span></text:p>
      <text:p text:style-name="P47"><text:span text:style-name="T16"><text:tab/></text:span><text:span text:style-name="T14">@Inject</text:span><text:span text:style-name="T16"> </text:span><text:span text:style-name="T14">@ServiceReference</text:span></text:p>
      <text:p text:style-name="P47"><text:span text:style-name="T16"><text:tab/></text:span><text:span text:style-name="T15">private</text:span><text:span text:style-name="T16"> Collection&lt;O</text:span><text:span text:style-name="T17">rder</text:span><text:span text:style-name="T16">Dao&gt; </text:span><text:span text:style-name="T20">daos</text:span><text:span text:style-name="T16">;</text:span></text:p>
      <text:p text:style-name="P50"/>
      <text:p text:style-name="P28">Both solutions are backed by a proxy, so even for long lasting scopes like ApplicationScope, the references always result in the actual (set of) available services.</text:p>
      <text:p text:style-name="P28"/>
      <text:p text:style-name="P29">Note: service references <text:span text:style-name="T44">must</text:span> be interfaces.</text:p>
      <text:h text:style-name="Heading_20_2" text:outline-level="2">Exporting <text:span text:style-name="T45">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4">@ApplicationScoped</text:span><text:span text:style-name="T16"> </text:span></text:p>
      <text:p text:style-name="P47"><text:span text:style-name="T14">@Service</text:span><text:span text:style-name="T16">(properties = </text:span><text:span text:style-name="T21">"source=</text:span><text:span text:style-name="T24">local</text:span><text:span text:style-name="T21">"</text:span><text:span text:style-name="T16">)</text:span></text:p>
      <text:p text:style-name="P47"><text:span text:style-name="T15">public</text:span><text:span text:style-name="T16"> </text:span><text:span text:style-name="T15">class</text:span><text:span text:style-name="T16"> O</text:span><text:span text:style-name="T18">rder</text:span><text:span text:style-name="T16">DaoStub </text:span><text:span text:style-name="T15">implements</text:span><text:span text:style-name="T16"> O</text:span><text:span text:style-name="T18">rder</text:span><text:span text:style-name="T16">Dao {</text:span></text:p>
      <text:p text:style-name="P50"/>
      <text:p text:style-name="P29">This indicates that a service must be exported for this bean with service property “source” set to “local”. The properties are optional and may be a list of “key=value” strings.</text:p>
      <text:p text:style-name="P29"/>
      <text:p text:style-name="P37">Services can only be exported from global scopes, meaning application scope or bundle scope (@BundleScoped annotation, defined in osgi.cdi.annotations). <text:span text:style-name="T45">All the interfaces implemented by the bean type are automatically exported.</text:span></text:p>
      <text:h text:style-name="Heading_20_2" text:outline-level="2">RequestScoped and SessionScoped beans</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7">It</text:span> is normally not directly used by applications, but used via the ScopeListener class in the same package that should be declared as servlet listener in case the session and scopes are used in web applications. <text:span text:style-name="T47">Like:</text:span></text:p>
      <text:p text:style-name="P39"><text:span text:style-name="T36"><text:s text:c="2"/></text:span><text:span text:style-name="T32">&lt;</text:span><text:span text:style-name="T33">listener</text:span><text:span text:style-name="T32">&gt;</text:span></text:p>
      <text:p text:style-name="P47"><text:span text:style-name="T36"><text:s text:c="4"/></text:span><text:span text:style-name="T32">&lt;</text:span><text:span text:style-name="T33">listener-class</text:span><text:span text:style-name="T32">&gt;</text:span><text:span text:style-name="T36">osgi.extender.cdi.scopes.ScopeListener</text:span><text:span text:style-name="T32">&lt;/</text:span><text:span text:style-name="T33">listener-class</text:span><text:span text:style-name="T32">&gt;</text:span></text:p>
      <text:p text:style-name="P47"><text:span text:style-name="T36"><text:s text:c="2"/></text:span><text:span text:style-name="T32">&lt;/</text:span><text:span text:style-name="T33">listener</text:span><text:span text:style-name="T32">&gt;</text:span></text:p>
      <text:p text:style-name="P40">in WEB-INF/web.xml.</text:p>
      <text:h text:style-name="Heading_20_1" text:outline-level="1">JSF</text:h>
      <text:p text:style-name="P38">JSF uses <text:span text:style-name="T46">Java </text:span>expression language to <text:span text:style-name="T46">reference </text:span>beans <text:span text:style-name="T46">for displaying information on pages or executing actions</text:span>. With JEE7, th<text:span text:style-name="T46">ese beans</text:span> can be any bean managed in CDI, <text:span text:style-name="T46">which practically removes the need of “JSF beans” from earlier specification versions.</text:span> <text:span text:style-name="T46">Therefore, the assumption is that beans referenced in JSF refer to beans in the CDI container.</text:span></text:p>
      <text:p text:style-name="P38"><text:soft-page-break/></text:p>
      <text:p text:style-name="P38"><text:span text:style-name="T46">In JEE containers, </text:span>the linking between JSF and CDI is done by the <text:span text:style-name="T46">(</text:span>JEE<text:span text:style-name="T46">)</text:span> container. In OSGi this is <text:span text:style-name="T46">functionality is performed </text:span>by the extender.</text:p>
      <text:h text:style-name="P93"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40">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40"/>
      <text:p text:style-name="P40">Therefore, to get a JSF application working in an OSGi environment, Pax-Web is required.</text:p>
      <text:p text:style-name="P40"/>
      <text:p text:style-name="P40">Since normally <text:span text:style-name="T51">the scope listeners and CDI </text:span>also required for a JSF application and therefore a dependency is created from the JSF based web application bundle <text:span text:style-name="T52">to</text:span> the <text:span text:style-name="T51">CDI </text:span>extender bundle, automatically the faces-config.xml from the extender bundle is detected and processed by the JSF implementation. This completes all the necessary work for integrating JSF with CDI. <text:span text:style-name="T52">However, it also requires additional package imports by the web bundle: osgi.cdi.faces and osgi.jta.faces.</text:span></text:p>
      <text:h text:style-name="P94"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1920375726697819278" text:style-name="L13">
        <text:list-item>
          <text:p text:style-name="P71">Create <text:span text:style-name="T48">the pages, resources, etc. needed for the extension as you would normally do with a JSF application and store these resources somewhere in your bundle.</text:span></text:p>
        </text:list-item>
        <text:list-item>
          <text:p text:style-name="P71">Define <text:span text:style-name="T48">the necessary beans for the pages, etc. using CDI annotations.</text:span></text:p>
        </text:list-item>
        <text:list-item>
          <text:p text:style-name="P72">Define the bundle as a CDI bundle, see before.</text:p>
        </text:list-item>
        <text:list-item>
          <text:p text:style-name="P72">Define the resources (pages, library contents, etc.) to be exported for usage by the JSF application. This is done by adding a “Bundle-Resources” header to the bundle specifying the resources to export.</text:p>
        </text:list-item>
      </text:list>
      <text:p text:style-name="P41"/>
      <text:p text:style-name="P42">Suppose you created a new page “bla.xhtml” <text:s/>and want to navigate to this from the main application. In that case you would:</text:p>
      <text:list xml:id="list5409786817062247918" text:style-name="L14">
        <text:list-item>
          <text:p text:style-name="P73">Place “bla.xhtml”, say, in resources/pages below your bundle.</text:p>
        </text:list-item>
        <text:list-item>
          <text:p text:style-name="P73">Write the bean classes for the page as you would normally do.</text:p>
        </text:list-item>
        <text:list-item>
          <text:p text:style-name="P73"><text:soft-page-break/>Put the following headers in the manifest file:</text:p>
        </text:list-item>
        <text:list-item>
          <text:p text:style-name="P78"><text:span text:style-name="T49">Require-Capability: osgi.extender;<text:line-break/> filter:=”(osgi.extender=osgi.cdi)”</text:span> <text:line-break/>(for enabling CDI).</text:p>
        </text:list-item>
        <text:list-item>
          <text:p text:style-name="P78"><text:span text:style-name="T49">Bundle-Resources: resources</text:span><text:line-break/>(to indicate that the directory “resources” should be exported as root of the resource directory).</text:p>
          <text:p text:style-name="P80">It is possible to specify multiple locations for different kind of files, for example:<text:line-break/><text:span text:style-name="T49">Bundle-Resources: resources, css=library/css</text:span><text:line-break/>to indicate that the “css” library can be found in the library/css directory.</text:p>
        </text:list-item>
      </text:list>
      <text:p text:style-name="P54"/>
      <text:p text:style-name="P55">Note that the default behaviour is to allow the (main) web application access to all bean managers of all CDI extended bundles and to allow access to all exported resources from all bundles. This can be limited by filtering on:</text:p>
      <text:list xml:id="list980876110040663809" text:style-name="L15">
        <text:list-item>
          <text:p text:style-name="P74">The bundle symbolic name, or</text:p>
        </text:list-item>
        <text:list-item>
          <text:p text:style-name="P74">The bundle category.</text:p>
        </text:list-item>
      </text:list>
      <text:p text:style-name="P43">These headers are copied as service attributes to the exported interfaces and can be filtered on using the “<text:span text:style-name="T50">osgi.extender.cdi.faces.filter” context init parameter:</text:span></text:p>
      <text:p text:style-name="P43"><text:span text:style-name="T36"><text:s text:c="2"/></text:span><text:span text:style-name="T32">&lt;</text:span><text:span text:style-name="T33">context-param</text:span><text:span text:style-name="T32">&gt;</text:span></text:p>
      <text:p text:style-name="P47"><text:span text:style-name="T36"><text:s text:c="4"/></text:span><text:span text:style-name="T32">&lt;</text:span><text:span text:style-name="T33">description</text:span><text:span text:style-name="T32">&gt;</text:span><text:span text:style-name="T36">Filter of resources/CDI bean container</text:span><text:span text:style-name="T37">s</text:span><text:span text:style-name="T32">&lt;/</text:span><text:span text:style-name="T33">description</text:span><text:span text:style-name="T32">&gt;</text:span></text:p>
      <text:p text:style-name="P47"><text:span text:style-name="T36"><text:s text:c="4"/></text:span><text:span text:style-name="T32">&lt;</text:span><text:span text:style-name="T33">param-name</text:span><text:span text:style-name="T32">&gt;</text:span><text:span text:style-name="T36">osgi.extender.cdi.faces.filter</text:span><text:span text:style-name="T32">&lt;/</text:span><text:span text:style-name="T33">param-name</text:span><text:span text:style-name="T32">&gt;</text:span></text:p>
      <text:p text:style-name="P47"><text:span text:style-name="T36"><text:s text:c="4"/></text:span><text:span text:style-name="T32">&lt;</text:span><text:span text:style-name="T33">param-value</text:span><text:span text:style-name="T32">&gt;</text:span><text:span text:style-name="T36">(Bundle-Category=*web-group*)</text:span><text:span text:style-name="T32">&lt;/</text:span><text:span text:style-name="T33">param-value</text:span><text:span text:style-name="T32">&gt;</text:span></text:p>
      <text:p text:style-name="P47"><text:span text:style-name="T36"><text:s text:c="2"/></text:span><text:span text:style-name="T32">&lt;/</text:span><text:span text:style-name="T33">context-param</text:span><text:span text:style-name="T32">&gt;</text:span></text:p>
      <text:p text:style-name="P43"/>
      <text:p text:style-name="P44">This allows for multiple web applications to run in one OSGi container without interfering with each other.</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style style:name="MT5" style:family="text">
      <style:text-properties style:font-name="Arial1"/>
    </style:style>
    <style:style style:name="M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draw:frame draw:style-name="Mfr1" draw:name="Picture 25" text:anchor-type="char" svg:x="0.0819in" svg:y="0.1602in" svg:width="2.6457in" svg:height="0.5791in" draw:z-index="9"><draw:image xlink:href="Pictures/2000001C000046EF00000FC7DEF4B5AD.wmf" xlink:type="simple" xlink:show="embed" xlink:actuate="onLoad"/></draw:frame></text:p>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3</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I<text:span text:style-name="MT5">mtech Traffic &amp; Infra</text:span></text:p>
            </table:table-cell>
            <table:table-cell office:value-type="string">
              <text:p text:style-name="MP7"/>
              <text:p text:style-name="MP7"><text:page-number text:select-page="current">10</text:page-number> / <text:page-count>10</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3-14T17:01:17.961169800</dc:date>
    <meta:editing-duration>PT9H13M11S</meta:editing-duration>
    <meta:editing-cycles>26</meta:editing-cycles>
    <meta:generator>LibreOffice/4.2.7.2$Linux_X86_64 LibreOffice_project/420m0$Build-2</meta:generator>
    <meta:printed-by>Arie van Wijngaarden</meta:printed-by>
    <meta:print-date>2012-10-09T17:47:53</meta:print-date>
    <dc:title>OSGi JEE extender</dc:title>
    <meta:document-statistic meta:table-count="2" meta:image-count="1" meta:object-count="0" meta:page-count="10" meta:paragraph-count="219" meta:word-count="3108" meta:character-count="21293" meta:non-whitespace-character-count="18328"/>
    <meta:user-defined meta:name="Version">0.3</meta:user-defined>
  </office:meta>
</office:document-meta>
</file>